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ce5f"/>
    </style:style>
    <style:style style:name="P2" style:family="paragraph" style:parent-style-name="Text_20_body">
      <style:text-properties officeooo:paragraph-rsid="001bce5f"/>
    </style:style>
    <style:style style:name="P3" style:family="paragraph" style:parent-style-name="Text_20_body">
      <style:text-properties officeooo:rsid="001bce5f" officeooo:paragraph-rsid="001bce5f"/>
    </style:style>
    <style:style style:name="P4" style:family="paragraph" style:parent-style-name="Text_20_body">
      <style:paragraph-properties fo:text-align="center" style:justify-single-word="false"/>
      <style:text-properties officeooo:paragraph-rsid="001bce5f"/>
    </style:style>
    <style:style style:name="T1" style:family="text">
      <style:text-properties fo:language="en" fo:country="US" fo:font-weight="bold" style:font-weight-asian="bold" style:font-weight-complex="bold"/>
    </style:style>
    <style:style style:name="T2" style:family="text">
      <style:text-properties fo:language="en" fo:country="US" fo:font-weight="bold" officeooo:rsid="001cac4f" style:font-weight-asian="bold" style:font-weight-complex="bold"/>
    </style:style>
    <style:style style:name="T3" style:family="text">
      <style:text-properties fo:language="en" fo:country="US" fo:font-weight="bold" officeooo:rsid="001bce5f" style:font-weight-asian="bold" style:font-weight-complex="bold"/>
    </style:style>
    <style:style style:name="T4" style:family="text">
      <style:text-properties fo:language="en" fo:country="US" officeooo:rsid="001cac4f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en" fo:country="US" fo:font-weight="normal" officeooo:rsid="001fff7c" style:font-weight-asian="normal" style:font-weight-complex="normal"/>
    </style:style>
    <style:style style:name="T7" style:family="text">
      <style:text-properties fo:language="en" fo:country="US" fo:font-weight="normal" officeooo:rsid="001cf09b" style:font-weight-asian="normal" style:font-weight-complex="normal"/>
    </style:style>
    <style:style style:name="T8" style:family="text">
      <style:text-properties fo:language="en" fo:country="US" fo:font-weight="normal" officeooo:rsid="001e616e" style:font-weight-asian="normal" style:font-weight-complex="normal"/>
    </style:style>
    <style:style style:name="T9" style:family="text">
      <style:text-properties fo:language="en" fo:country="US" fo:font-weight="normal" officeooo:rsid="002149e0" style:font-weight-asian="normal" style:font-weight-complex="normal"/>
    </style:style>
    <style:style style:name="T10" style:family="text">
      <style:text-properties style:text-position="super 58%" fo:font-size="12pt"/>
    </style:style>
    <style:style style:name="T11" style:family="text">
      <style:text-properties fo:font-size="12pt"/>
    </style:style>
    <style:style style:name="T1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4"/></text:span></text:p>
      <text:p text:style-name="P1"><text:span text:style-name="Strong_20_Emphasis"><text:span text:style-name="T4"/></text:span></text:p>
      <text:p text:style-name="P1"><text:span text:style-name="Strong_20_Emphasis"><text:span text:style-name="T2">Abstract (LHC Machine Learning Workshop, </text:span></text:span><text:span text:style-name="Strong_20_Emphasis"><text:span text:style-name="T1">19May-23May 2025 at CERN</text:span></text:span><text:span text:style-name="Strong_20_Emphasis"><text:span text:style-name="T2">),</text:span></text:span></text:p>
      <text:p text:style-name="P1"><text:a xlink:type="simple" xlink:href="https://indico.cern.ch/event/1502120/" text:style-name="Internet_20_link" text:visited-style-name="Visited_20_Internet_20_Link"><text:span text:style-name="Strong_20_Emphasis"><text:span text:style-name="T3">https://indico.cern.ch/event/1502120/</text:span></text:span></text:a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4"><text:span text:style-name="Strong_20_Emphasis"><text:span text:style-name="T11">Machine Learning-Driven Gamma-Ray Cluster Reconstruction for CALIFA at R</text:span></text:span><text:span text:style-name="Strong_20_Emphasis"><text:span text:style-name="T10">3</text:span></text:span><text:span text:style-name="Strong_20_Emphasis"><text:span text:style-name="T11">B</text:span></text:span><text:span text:style-name="Strong_20_Emphasis"><text:tab/></text:span></text:p>
      <text:p text:style-name="P2"><text:span text:style-name="Strong_20_Emphasis"/></text:p>
      <text:p text:style-name="P2"><text:span text:style-name="Strong_20_Emphasis"><text:span text:style-name="T5">The R³B experiment at FAIR investigates nuclear reactions induced by high-energy radioactive beams. A key detector </text:span></text:span><text:span text:style-name="Strong_20_Emphasis"><text:span text:style-name="T7">of this experiment is </text:span></text:span><text:span text:style-name="Strong_20_Emphasis"><text:span text:style-name="T5">the CALIFA calorimeter, </text:span></text:span><text:span text:style-name="Strong_20_Emphasis"><text:span text:style-name="T7">which consists of </text:span></text:span><text:span text:style-name="Strong_20_Emphasis"><text:span text:style-name="T5">25</text:span></text:span><text:span text:style-name="Strong_20_Emphasis"><text:span text:style-name="T9">4</text:span></text:span><text:span text:style-name="Strong_20_Emphasis"><text:span text:style-name="T8">4</text:span></text:span><text:span text:style-name="Strong_20_Emphasis"><text:span text:style-name="T5"> CsI</text:span></text:span><text:span text:style-name="Strong_20_Emphasis"><text:span text:style-name="T7">(Tl) </text:span></text:span><text:span text:style-name="Strong_20_Emphasis"><text:span text:style-name="T5">scintillator crystals, </text:span></text:span><text:span text:style-name="Strong_20_Emphasis"><text:span text:style-name="T7">for the detection of</text:span></text:span><text:span text:style-name="Strong_20_Emphasis"><text:span text:style-name="T5"> gamma rays and light charged particles with high angular resolution and precise Doppler correction. </text:span></text:span></text:p>
      <text:p text:style-name="P2"><text:span text:style-name="Strong_20_Emphasis"><text:span text:style-name="T5">Accurate cluster reconstruction from sparse hit patterns, particularly for gamma rays, is crucial for precise energy determination. </text:span></text:span><text:span text:style-name="Strong_20_Emphasis"><text:span text:style-name="T6">For current data evaluation</text:span></text:span><text:span text:style-name="Strong_20_Emphasis"><text:span text:style-name="T5"> a proprietary algorithm with fixed cluster size and geometric thresholds has been used. To improve clustering performance, this algorithm was compared with widely used machine learning-based clustering techniques, such as Agglomerative Clustering from SciPy, incorporating timing information from CALIFA, which had not been utilized previously. Further enhancements were explored using a Graph Neural Network (GNN).</text:span></text:span></text:p>
      <text:p text:style-name="P2"><text:span text:style-name="Strong_20_Emphasis"><text:span text:style-name="T5">This study presents the methodology and results of this machine learning-driven analysis based on simulated Geant4 data. The findings demonstrate significant improvements in cluster reconstruction accuracy, highlighting the potential of </text:span></text:span><text:span text:style-name="Strong_20_Emphasis"><text:span text:style-name="T12">state-of-the-art machine learning techniques </text:span></text:span><text:span text:style-name="Strong_20_Emphasis"><text:span text:style-name="T5">for high-energy nuclear physics experiments.</text:span></text:span></text:p>
      <text:p text:style-name="P1"><text:span text:style-name="Strong_20_Emphasis"><text:span text:style-name="T5">Supported by BMBF 05P24WO2 and Excellence Cluster Origins.</text:span></text:span></text:p>
      <text:p text:style-name="P3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29T12:16:14.084588801</meta:creation-date>
    <dc:date>2025-03-31T14:10:52.575243437</dc:date>
    <meta:editing-duration>PT14M57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192" meta:character-count="1474" meta:non-whitespace-character-count="1289"/>
  </office:meta>
</office:document-meta>
</file>